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BLANCO SOTTECCANI, WALTER EDINSON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BLANCO SOTTECCANI, WALTER EDINSON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2:09:4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